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7.4271in" fo:margin-left="-0.1181in" fo:margin-top="0in" fo:margin-bottom="0in" table:align="left"/>
    </style:style>
    <style:style style:name="Table1.A" style:family="table-column">
      <style:table-column-properties style:column-width="3.7285in"/>
    </style:style>
    <style:style style:name="Table1.B" style:family="table-column">
      <style:table-column-properties style:column-width="3.697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color="#ffffff" style:font-name="Roboto" fo:font-size="10pt" fo:font-weight="bold" style:font-name-asian="Roboto1" style:font-size-asian="10pt" style:font-weight-asian="bold" style:font-name-complex="Roboto1" style:font-size-complex="10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fo:font-weight="bold" style:font-size-asian="10pt" style:font-weight-asian="bold" style:font-size-complex="10pt" fo:background-color="#ffffff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font-size-asian="10pt" style:font-size-complex="10pt" fo:background-color="#ffffff"/>
    </style:style>
    <style:style style:name="T6" style:family="text">
      <style:text-properties fo:font-size="9pt" fo:font-style="italic" style:font-size-asian="9pt" style:font-style-asian="italic" style:font-size-complex="9pt"/>
    </style:style>
    <style:style style:name="T7" style:family="text">
      <style:text-properties fo:font-size="9pt" fo:font-style="italic" style:font-size-asian="9pt" style:font-style-asian="italic" style:font-size-complex="9pt" fo:background-color="#ffffff"/>
    </style:style>
    <style:style style:name="T8" style:family="text">
      <style:text-properties fo:font-size="9pt" fo:font-weight="bold" style:font-size-asian="9pt" style:font-weight-asian="bold" style:font-size-complex="9pt" fo:background-color="#ffffff"/>
    </style:style>
    <style:style style:name="T9" style:family="text">
      <style:text-properties fo:font-size="14pt" fo:font-weight="bold" style:font-size-asian="14pt" style:font-weight-asian="bold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General Profile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2">NAME: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<text:span text:style-name="T2">Career Field</text:span></text:p>
            <text:p text:style-name="P2"><text:span text:style-name="T4">What career field are you pivoting from and to? </text:span></text:p>
            <text:p text:style-name="P2"><text:span text:style-name="T6">Example: Pivoting from Software Engineering to Data Science</text:span></text:p>
          </table:table-cell>
          <table:table-cell table:style-name="Table1.A1" office:value-type="string">
            <text:p text:style-name="P2">Pivoting from pharmaceuticals to data science</text:p>
          </table:table-cell>
        </table:table-row>
        <table:table-row table:style-name="Table1.1">
          <table:table-cell table:style-name="Table1.A1" office:value-type="string">
            <text:p text:style-name="P2"><text:span text:style-name="T2">Relevant work experience</text:span></text:p>
            <text:p text:style-name="P2"><text:span text:style-name="T4">What previous relevant work experience do you have that could be transferable or closely related? </text:span></text:p>
            <text:p text:style-name="P2"><text:span text:style-name="T6">Example: project management experience, data analysis in excel, delivering presentations to leadership, etc. </text:span></text:p>
          </table:table-cell>
          <table:table-cell table:style-name="Table1.A1" office:value-type="string">
            <text:p text:style-name="P2">None</text:p>
          </table:table-cell>
        </table:table-row>
        <table:table-row table:style-name="Table1.1">
          <table:table-cell table:style-name="Table1.A1" office:value-type="string">
            <text:p text:style-name="P2"><text:span text:style-name="T3">Industry of Interests/ Dream Job(s)</text:span></text:p>
            <text:p text:style-name="P2"><text:span text:style-name="T5">What industries are you interested in, and/or what would be your “dream job”? </text:span></text:p>
            <text:p text:style-name="P2"><text:span text:style-name="T7">Example: Working for a healthcare company</text:span></text:p>
          </table:table-cell>
          <table:table-cell table:style-name="Table1.A1" office:value-type="string">
            <text:p text:style-name="P2">Working for an agricultural or food company</text:p>
          </table:table-cell>
        </table:table-row>
        <table:table-row table:style-name="Table1.1">
          <table:table-cell table:style-name="Table1.A1" office:value-type="string">
            <text:p text:style-name="P2"><text:span text:style-name="T3">Years of Relevant Experience</text:span></text:p>
            <text:p text:style-name="P2"><text:span text:style-name="T5">How many years of professional experience do you have? </text:span></text:p>
          </table:table-cell>
          <table:table-cell table:style-name="Table1.A1" office:value-type="string">
            <text:p text:style-name="P2">None</text:p>
          </table:table-cell>
        </table:table-row>
        <table:table-row table:style-name="Table1.1">
          <table:table-cell table:style-name="Table1.A1" office:value-type="string">
            <text:p text:style-name="P2"><text:span text:style-name="T2">Years of Python Experience</text:span></text:p>
            <text:p text:style-name="P2"><text:span text:style-name="T4">How many years of Python experience do you have? </text:span></text:p>
            <text:p text:style-name="P2"><text:span text:style-name="T6">Years of Python experience will help determine which track you’ll pursue</text:span></text:p>
          </table:table-cell>
          <table:table-cell table:style-name="Table1.A1" office:value-type="string">
            <text:p text:style-name="P2">3 (only through online courses and community college)</text:p>
          </table:table-cell>
        </table:table-row>
        <table:table-row table:style-name="Table1.1">
          <table:table-cell table:style-name="Table1.A1" office:value-type="string">
            <text:p text:style-name="P1"><text:span text:style-name="T3">Locations</text:span></text:p>
            <text:p text:style-name="P1"><text:span text:style-name="T5">What locations do you want to work in, or are you limited to? </text:span></text:p>
            <text:p text:style-name="P1"><text:span text:style-name="T7">Example: San Francisco, Denver, or San Diego</text:span></text:p>
          </table:table-cell>
          <table:table-cell table:style-name="Table1.A1" office:value-type="string">
            <text:p text:style-name="P2">Salt Lake City area. Husband’s job means moving is not possible.</text:p>
          </table:table-cell>
        </table:table-row>
        <table:table-row table:style-name="Table1.1">
          <table:table-cell table:style-name="Table1.A1" office:value-type="string">
            <text:p text:style-name="P1"><text:span text:style-name="T3">Work Authorization</text:span></text:p>
            <text:p text:style-name="P1"><text:span text:style-name="T5">Do you have local work authorization, or will you need sponsorship? </text:span></text:p>
            <text:p text:style-name="P1"><text:span text:style-name="T7">Example: I am a US citizen </text:span></text:p>
          </table:table-cell>
          <table:table-cell table:style-name="Table1.A1" office:value-type="string">
            <text:p text:style-name="P2">I have local work authorization</text:p>
          </table:table-cell>
        </table:table-row>
        <table:table-row table:style-name="Table1.1">
          <table:table-cell table:style-name="Table1.A1" office:value-type="string">
            <text:p text:style-name="P1"><text:span text:style-name="T3">Preferred Company Size</text:span></text:p>
            <text:p text:style-name="P1"><text:span text:style-name="T5">Are you attracted to a small, medium, or large enterprise? </text:span></text:p>
            <text:p text:style-name="P1"><text:span text:style-name="T7">Example: I’d like to focus on companies with 100 employees or less </text:span></text:p>
          </table:table-cell>
          <table:table-cell table:style-name="Table1.A1" office:value-type="string">
            <text:p text:style-name="P2">I prefer small or medium companies</text:p>
          </table:table-cell>
        </table:table-row>
        <table:table-row table:style-name="Table1.1">
          <table:table-cell table:style-name="Table1.A1" office:value-type="string">
            <text:p text:style-name="P1"><text:span text:style-name="T3">Desired Job Titles</text:span></text:p>
            <text:p text:style-name="P1"><text:span text:style-name="T5">What Job titles seem like they could be the best fit for you based on what you’ve learned so far? </text:span></text:p>
            <text:p text:style-name="P1"><text:span text:style-name="T7">Example: Data Analyst or Data Scientist, etc</text:span><text:span text:style-name="T8">. </text:span></text:p>
          </table:table-cell>
          <table:table-cell table:style-name="Table1.A1" office:value-type="string">
            <text:p text:style-name="P2">Data Scientist, Data Analyst</text:p>
          </table:table-cell>
        </table:table-row>
        <table:table-row table:style-name="Table1.1">
          <table:table-cell table:style-name="Table1.A1" office:value-type="string">
            <text:p text:style-name="P1"><text:span text:style-name="T3">Possible Capstone Topics</text:span></text:p>
            <text:p text:style-name="P1"><text:span text:style-name="T5">What types of projects interest you and could make a good capstone?</text:span></text:p>
            <text:p text:style-name="P1"><text:span text:style-name="T7">Example: Developing an algorithm to predict and improve cancer detection.</text:span></text:p>
          </table:table-cell>
          <table:table-cell table:style-name="Table1.A1" office:value-type="string">
            <text:p text:style-name="P2">Agriculture, weather/climate</text:p>
          </table:table-cell>
        </table:table-row>
        <table:table-row table:style-name="Table1.1">
          <table:table-cell table:style-name="Table1.A1" office:value-type="string">
            <text:p text:style-name="P1"><text:span text:style-name="T2">Salary/Benefits limitations </text:span></text:p>
            <text:p text:style-name="P1"><text:span text:style-name="T4">What limits or expectations do you have about salary and benefits? </text:span></text:p>
            <text:p text:style-name="P1"><text:span text:style-name="T6">Example: I’m the primary breadwinner in my family and need at least $75k to make a move worthwhile.</text:span></text:p>
          </table:table-cell>
          <table:table-cell table:style-name="Table1.A1" office:value-type="string">
            <text:p text:style-name="P2">At least $50,000 a year</text:p>
          </table:table-cell>
        </table:table-row>
        <table:table-row table:style-name="Table1.1">
          <table:table-cell table:style-name="Table1.A1" office:value-type="string">
            <text:p text:style-name="P1"><text:span text:style-name="T2">Time Commitment</text:span></text:p>
            <text:p text:style-name="P1"><text:span text:style-name="T4">How much time each week are you prepared to give to your job search? </text:span></text:p>
            <text:p text:style-name="P1"><text:span text:style-name="T6">Example: About 4 hours per week now, more once the course is done.</text:span></text:p>
          </table:table-cell>
          <table:table-cell table:style-name="Table1.A1" office:value-type="string">
            <text:p text:style-name="P2">4 hours per week now, more when I am done with the cours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size="14pt" fo:font-weight="bold" style:font-size-asian="14pt" style:font-weight-asian="bold" style:font-size-complex="14pt"/>
    </style:style>
    <style:page-layout style:name="Mpm1">
      <style:page-layout-properties fo:page-width="8.2681in" fo:page-height="11.6929in" style:num-format="1" style:print-orientation="portrait" fo:margin-top="0.5in" fo:margin-bottom="0.4in" fo:margin-left="0.5898in" fo:margin-right="0.5898in" style:writing-mode="lr-tb" style:layout-grid-color="#c0c0c0" style:layout-grid-lines="2766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span text:style-name="MT1">Career Strategy Pla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50" meta:word-count="366" meta:character-count="2234" meta:non-whitespace-character-count="1902"/>
    <meta:generator>LibreOfficeDev/6.0.5.2$Linux_X86_64 LibreOffice_project/</meta:generator>
  </office:meta>
</office:document-meta>
</file>